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style:style style:name="P3" style:family="paragraph" style:parent-style-name="Text_20_body" style:list-style-name="L1">
      <style:paragraph-properties fo:margin-top="0in" fo:margin-bottom="0in" loext:contextual-spacing="false"/>
      <style:text-properties officeooo:paragraph-rsid="002dab05"/>
    </style:style>
    <style:style style:name="P4" style:family="paragraph" style:parent-style-name="Text_20_body" style:list-style-name="L1">
      <style:paragraph-properties fo:margin-top="0in" fo:margin-bottom="0in" loext:contextual-spacing="false"/>
      <style:text-properties officeooo:paragraph-rsid="004f6673"/>
    </style:style>
    <style:style style:name="P5" style:family="paragraph" style:parent-style-name="Text_20_body" style:list-style-name="L1">
      <style:paragraph-properties fo:margin-top="0in" fo:margin-bottom="0in" loext:contextual-spacing="false"/>
      <style:text-properties officeooo:rsid="001fb9c8" officeooo:paragraph-rsid="001fb9c8"/>
    </style:style>
    <style:style style:name="P6" style:family="paragraph" style:parent-style-name="Text_20_body" style:list-style-name="L1">
      <style:paragraph-properties fo:margin-top="0in" fo:margin-bottom="0in" loext:contextual-spacing="false"/>
      <style:text-properties officeooo:rsid="001fb9c8" officeooo:paragraph-rsid="002127ab"/>
    </style:style>
    <style:style style:name="P7" style:family="paragraph" style:parent-style-name="Text_20_body" style:list-style-name="L1">
      <style:paragraph-properties fo:margin-top="0in" fo:margin-bottom="0in" loext:contextual-spacing="false"/>
      <style:text-properties officeooo:rsid="001fb9c8" officeooo:paragraph-rsid="002753ce"/>
    </style:style>
    <style:style style:name="P8" style:family="paragraph" style:parent-style-name="Text_20_body" style:list-style-name="L1">
      <style:paragraph-properties fo:margin-top="0in" fo:margin-bottom="0in" loext:contextual-spacing="false"/>
      <style:text-properties officeooo:rsid="002127ab" officeooo:paragraph-rsid="002127ab"/>
    </style:style>
    <style:style style:name="P9" style:family="paragraph" style:parent-style-name="Text_20_body" style:list-style-name="L1">
      <style:paragraph-properties fo:margin-top="0in" fo:margin-bottom="0in" loext:contextual-spacing="false"/>
      <style:text-properties officeooo:rsid="0021de3c" officeooo:paragraph-rsid="0021de3c"/>
    </style:style>
    <style:style style:name="P10" style:family="paragraph" style:parent-style-name="Text_20_body" style:list-style-name="L1">
      <style:paragraph-properties fo:margin-top="0in" fo:margin-bottom="0in" loext:contextual-spacing="false"/>
      <style:text-properties officeooo:rsid="0023c7e3" officeooo:paragraph-rsid="0023c7e3"/>
    </style:style>
    <style:style style:name="P11" style:family="paragraph" style:parent-style-name="Text_20_body" style:list-style-name="L1">
      <style:paragraph-properties fo:margin-top="0in" fo:margin-bottom="0in" loext:contextual-spacing="false"/>
      <style:text-properties officeooo:rsid="00258929" officeooo:paragraph-rsid="00258929"/>
    </style:style>
    <style:style style:name="P12" style:family="paragraph" style:parent-style-name="Text_20_body" style:list-style-name="L1">
      <style:paragraph-properties fo:margin-top="0in" fo:margin-bottom="0in" loext:contextual-spacing="false"/>
      <style:text-properties officeooo:rsid="00294b58" officeooo:paragraph-rsid="00294b58"/>
    </style:style>
    <style:style style:name="P13" style:family="paragraph" style:parent-style-name="Text_20_body" style:list-style-name="L1">
      <style:paragraph-properties fo:margin-top="0in" fo:margin-bottom="0in" loext:contextual-spacing="false"/>
      <style:text-properties officeooo:rsid="002a2b1b" officeooo:paragraph-rsid="002a2b1b"/>
    </style:style>
    <style:style style:name="P14" style:family="paragraph" style:parent-style-name="Text_20_body" style:list-style-name="L1">
      <style:paragraph-properties fo:margin-top="0in" fo:margin-bottom="0in" loext:contextual-spacing="false"/>
      <style:text-properties officeooo:rsid="002a86f0" officeooo:paragraph-rsid="002a86f0"/>
    </style:style>
    <style:style style:name="P15" style:family="paragraph" style:parent-style-name="Text_20_body" style:list-style-name="L1">
      <style:paragraph-properties fo:margin-top="0in" fo:margin-bottom="0in" loext:contextual-spacing="false"/>
      <style:text-properties officeooo:rsid="002b8405" officeooo:paragraph-rsid="002b8405"/>
    </style:style>
    <style:style style:name="P16" style:family="paragraph" style:parent-style-name="Text_20_body" style:list-style-name="L1">
      <style:paragraph-properties fo:margin-top="0in" fo:margin-bottom="0in" loext:contextual-spacing="false"/>
      <style:text-properties officeooo:rsid="002d2ba8" officeooo:paragraph-rsid="002d2ba8"/>
    </style:style>
    <style:style style:name="P17" style:family="paragraph" style:parent-style-name="Text_20_body" style:list-style-name="L1">
      <style:paragraph-properties fo:margin-top="0in" fo:margin-bottom="0in" loext:contextual-spacing="false"/>
      <style:text-properties officeooo:rsid="002d2ba8" officeooo:paragraph-rsid="002dab05"/>
    </style:style>
    <style:style style:name="P18" style:family="paragraph" style:parent-style-name="Text_20_body" style:list-style-name="L1">
      <style:paragraph-properties fo:margin-top="0in" fo:margin-bottom="0in" loext:contextual-spacing="false"/>
      <style:text-properties officeooo:rsid="002ed41c" officeooo:paragraph-rsid="002ed41c"/>
    </style:style>
    <style:style style:name="P19" style:family="paragraph" style:parent-style-name="Text_20_body" style:list-style-name="L1">
      <style:paragraph-properties fo:margin-top="0in" fo:margin-bottom="0in" loext:contextual-spacing="false"/>
      <style:text-properties officeooo:rsid="002f49bc" officeooo:paragraph-rsid="002f49bc"/>
    </style:style>
    <style:style style:name="P20" style:family="paragraph" style:parent-style-name="Text_20_body" style:list-style-name="L1">
      <style:paragraph-properties fo:margin-top="0in" fo:margin-bottom="0in" loext:contextual-spacing="false"/>
      <style:text-properties officeooo:rsid="0030a2ba" officeooo:paragraph-rsid="002f49bc"/>
    </style:style>
    <style:style style:name="P21" style:family="paragraph" style:parent-style-name="Text_20_body" style:list-style-name="L1">
      <style:paragraph-properties fo:margin-top="0in" fo:margin-bottom="0in" loext:contextual-spacing="false"/>
      <style:text-properties officeooo:rsid="0031845e" officeooo:paragraph-rsid="0031845e"/>
    </style:style>
    <style:style style:name="P22" style:family="paragraph" style:parent-style-name="Text_20_body" style:list-style-name="L1">
      <style:paragraph-properties fo:margin-top="0in" fo:margin-bottom="0in" loext:contextual-spacing="false"/>
      <style:text-properties officeooo:rsid="00320619" officeooo:paragraph-rsid="00320619"/>
    </style:style>
    <style:style style:name="P23" style:family="paragraph" style:parent-style-name="Text_20_body" style:list-style-name="L1">
      <style:paragraph-properties fo:margin-top="0in" fo:margin-bottom="0in" loext:contextual-spacing="false"/>
      <style:text-properties officeooo:rsid="00332f66" officeooo:paragraph-rsid="00332f66"/>
    </style:style>
    <style:style style:name="P24" style:family="paragraph" style:parent-style-name="Text_20_body" style:list-style-name="L1">
      <style:paragraph-properties fo:margin-top="0in" fo:margin-bottom="0in" loext:contextual-spacing="false"/>
      <style:text-properties officeooo:rsid="00346f50" officeooo:paragraph-rsid="00346f50"/>
    </style:style>
    <style:style style:name="P25" style:family="paragraph" style:parent-style-name="Text_20_body" style:list-style-name="L1">
      <style:paragraph-properties fo:margin-top="0in" fo:margin-bottom="0in" loext:contextual-spacing="false"/>
      <style:text-properties officeooo:rsid="0038238e" officeooo:paragraph-rsid="0038238e"/>
    </style:style>
    <style:style style:name="P26" style:family="paragraph" style:parent-style-name="Text_20_body" style:list-style-name="L1">
      <style:paragraph-properties fo:margin-top="0in" fo:margin-bottom="0in" loext:contextual-spacing="false"/>
      <style:text-properties officeooo:rsid="003c3667" officeooo:paragraph-rsid="003c3667"/>
    </style:style>
    <style:style style:name="P27" style:family="paragraph" style:parent-style-name="Text_20_body" style:list-style-name="L1">
      <style:paragraph-properties fo:margin-top="0in" fo:margin-bottom="0in" loext:contextual-spacing="false"/>
      <style:text-properties officeooo:rsid="003d7306" officeooo:paragraph-rsid="003d7306"/>
    </style:style>
    <style:style style:name="P28" style:family="paragraph" style:parent-style-name="Text_20_body" style:list-style-name="L1">
      <style:paragraph-properties fo:margin-top="0in" fo:margin-bottom="0in" loext:contextual-spacing="false"/>
      <style:text-properties officeooo:rsid="00404741" officeooo:paragraph-rsid="00404741"/>
    </style:style>
    <style:style style:name="P29" style:family="paragraph" style:parent-style-name="Text_20_body" style:list-style-name="L1">
      <style:paragraph-properties fo:margin-top="0in" fo:margin-bottom="0in" loext:contextual-spacing="false"/>
      <style:text-properties officeooo:rsid="0040c1d2" officeooo:paragraph-rsid="0040c1d2"/>
    </style:style>
    <style:style style:name="P30" style:family="paragraph" style:parent-style-name="Text_20_body" style:list-style-name="L1">
      <style:paragraph-properties fo:margin-top="0in" fo:margin-bottom="0in" loext:contextual-spacing="false"/>
      <style:text-properties officeooo:rsid="004233d6" officeooo:paragraph-rsid="004233d6"/>
    </style:style>
    <style:style style:name="P31" style:family="paragraph" style:parent-style-name="Text_20_body" style:list-style-name="L1">
      <style:paragraph-properties fo:margin-top="0in" fo:margin-bottom="0in" loext:contextual-spacing="false"/>
      <style:text-properties officeooo:rsid="0042799f" officeooo:paragraph-rsid="0042799f"/>
    </style:style>
    <style:style style:name="P32" style:family="paragraph" style:parent-style-name="Text_20_body" style:list-style-name="L1">
      <style:paragraph-properties fo:margin-top="0in" fo:margin-bottom="0in" loext:contextual-spacing="false"/>
      <style:text-properties officeooo:rsid="0043a466" officeooo:paragraph-rsid="0043a466"/>
    </style:style>
    <style:style style:name="P33" style:family="paragraph" style:parent-style-name="Text_20_body" style:list-style-name="L1">
      <style:paragraph-properties fo:margin-top="0in" fo:margin-bottom="0in" loext:contextual-spacing="false"/>
      <style:text-properties officeooo:rsid="00459c0a" officeooo:paragraph-rsid="00459c0a"/>
    </style:style>
    <style:style style:name="P34" style:family="paragraph" style:parent-style-name="Text_20_body" style:list-style-name="L1">
      <style:paragraph-properties fo:margin-top="0in" fo:margin-bottom="0in" loext:contextual-spacing="false"/>
      <style:text-properties officeooo:rsid="00464e21" officeooo:paragraph-rsid="00464e21"/>
    </style:style>
    <style:style style:name="P35" style:family="paragraph" style:parent-style-name="Text_20_body" style:list-style-name="L1">
      <style:paragraph-properties fo:margin-top="0in" fo:margin-bottom="0in" loext:contextual-spacing="false"/>
      <style:text-properties officeooo:rsid="00467f68" officeooo:paragraph-rsid="00467f68"/>
    </style:style>
    <style:style style:name="P36" style:family="paragraph" style:parent-style-name="Text_20_body" style:list-style-name="L1">
      <style:paragraph-properties fo:margin-top="0in" fo:margin-bottom="0in" loext:contextual-spacing="false"/>
      <style:text-properties officeooo:rsid="0048761b" officeooo:paragraph-rsid="0048761b"/>
    </style:style>
    <style:style style:name="P37" style:family="paragraph" style:parent-style-name="Text_20_body" style:list-style-name="L1">
      <style:paragraph-properties fo:margin-top="0in" fo:margin-bottom="0in" loext:contextual-spacing="false"/>
      <style:text-properties officeooo:rsid="004a1a84" officeooo:paragraph-rsid="004a1a84"/>
    </style:style>
    <style:style style:name="P38" style:family="paragraph" style:parent-style-name="Text_20_body" style:list-style-name="L1">
      <style:paragraph-properties fo:margin-top="0in" fo:margin-bottom="0in" loext:contextual-spacing="false"/>
      <style:text-properties officeooo:rsid="004a7cdf" officeooo:paragraph-rsid="004a7cdf"/>
    </style:style>
    <style:style style:name="P39" style:family="paragraph" style:parent-style-name="Text_20_body" style:list-style-name="L1">
      <style:paragraph-properties fo:margin-top="0in" fo:margin-bottom="0in" loext:contextual-spacing="false"/>
      <style:text-properties officeooo:rsid="004bf807" officeooo:paragraph-rsid="004bf807"/>
    </style:style>
    <style:style style:name="P40" style:family="paragraph" style:parent-style-name="Text_20_body" style:list-style-name="L1">
      <style:paragraph-properties fo:margin-top="0in" fo:margin-bottom="0in" loext:contextual-spacing="false"/>
      <style:text-properties officeooo:rsid="004d4403" officeooo:paragraph-rsid="004d4403"/>
    </style:style>
    <style:style style:name="P41" style:family="paragraph" style:parent-style-name="Text_20_body" style:list-style-name="L1">
      <style:paragraph-properties fo:margin-top="0in" fo:margin-bottom="0in" loext:contextual-spacing="false"/>
      <style:text-properties officeooo:rsid="004da61e" officeooo:paragraph-rsid="004da61e"/>
    </style:style>
    <style:style style:name="P42" style:family="paragraph" style:parent-style-name="Text_20_body" style:list-style-name="L1">
      <style:paragraph-properties fo:margin-top="0in" fo:margin-bottom="0in" loext:contextual-spacing="false"/>
      <style:text-properties officeooo:rsid="004f6673" officeooo:paragraph-rsid="004f6673"/>
    </style:style>
    <style:style style:name="P43" style:family="paragraph" style:parent-style-name="Text_20_body" style:list-style-name="L1">
      <style:paragraph-properties fo:margin-top="0in" fo:margin-bottom="0in" loext:contextual-spacing="false"/>
      <style:text-properties officeooo:rsid="0050d6db" officeooo:paragraph-rsid="0050d6db"/>
    </style:style>
    <style:style style:name="T1" style:family="text">
      <style:text-properties fo:font-weight="bold"/>
    </style:style>
    <style:style style:name="T2" style:family="text">
      <style:text-properties officeooo:rsid="002127ab"/>
    </style:style>
    <style:style style:name="T3" style:family="text">
      <style:text-properties officeooo:rsid="0021de3c"/>
    </style:style>
    <style:style style:name="T4" style:family="text">
      <style:text-properties officeooo:rsid="00258929"/>
    </style:style>
    <style:style style:name="T5" style:family="text">
      <style:text-properties officeooo:rsid="0026a489"/>
    </style:style>
    <style:style style:name="T6" style:family="text">
      <style:text-properties officeooo:rsid="002753ce"/>
    </style:style>
    <style:style style:name="T7" style:family="text">
      <style:text-properties officeooo:rsid="002b8405"/>
    </style:style>
    <style:style style:name="T8" style:family="text">
      <style:text-properties officeooo:rsid="002d2ba8"/>
    </style:style>
    <style:style style:name="T9" style:family="text">
      <style:text-properties officeooo:rsid="002da8af"/>
    </style:style>
    <style:style style:name="T10" style:family="text">
      <style:text-properties officeooo:rsid="002ed41c"/>
    </style:style>
    <style:style style:name="T11" style:family="text">
      <style:text-properties officeooo:rsid="0030a2ba"/>
    </style:style>
    <style:style style:name="T12" style:family="text">
      <style:text-properties officeooo:rsid="0031845e"/>
    </style:style>
    <style:style style:name="T13" style:family="text">
      <style:text-properties officeooo:rsid="00320619"/>
    </style:style>
    <style:style style:name="T14" style:family="text">
      <style:text-properties officeooo:rsid="00332f66"/>
    </style:style>
    <style:style style:name="T15" style:family="text">
      <style:text-properties officeooo:rsid="00333c1e"/>
    </style:style>
    <style:style style:name="T16" style:family="text">
      <style:text-properties officeooo:rsid="00359def"/>
    </style:style>
    <style:style style:name="T17" style:family="text">
      <style:text-properties officeooo:rsid="00389f11"/>
    </style:style>
    <style:style style:name="T18" style:family="text">
      <style:text-properties officeooo:rsid="003a8783"/>
    </style:style>
    <style:style style:name="T19" style:family="text">
      <style:text-properties officeooo:rsid="003c3667"/>
    </style:style>
    <style:style style:name="T20" style:family="text">
      <style:text-properties officeooo:rsid="003d7306"/>
    </style:style>
    <style:style style:name="T21" style:family="text">
      <style:text-properties officeooo:rsid="003f5ca7"/>
    </style:style>
    <style:style style:name="T22" style:family="text">
      <style:text-properties officeooo:rsid="0040c1d2"/>
    </style:style>
    <style:style style:name="T23" style:family="text">
      <style:text-properties officeooo:rsid="004233d6"/>
    </style:style>
    <style:style style:name="T24" style:family="text">
      <style:text-properties officeooo:rsid="0043a466"/>
    </style:style>
    <style:style style:name="T25" style:family="text">
      <style:text-properties officeooo:rsid="00459c0a"/>
    </style:style>
    <style:style style:name="T26" style:family="text">
      <style:text-properties officeooo:rsid="00467f68"/>
    </style:style>
    <style:style style:name="T27" style:family="text">
      <style:text-properties officeooo:rsid="0046901d"/>
    </style:style>
    <style:style style:name="T28" style:family="text">
      <style:text-properties officeooo:rsid="0048761b"/>
    </style:style>
    <style:style style:name="T29" style:family="text">
      <style:text-properties officeooo:rsid="004a1a84"/>
    </style:style>
    <style:style style:name="T30" style:family="text">
      <style:text-properties officeooo:rsid="004bf807"/>
    </style:style>
    <style:style style:name="T31" style:family="text">
      <style:text-properties officeooo:rsid="004d4403"/>
    </style:style>
    <style:style style:name="T32" style:family="text">
      <style:text-properties officeooo:rsid="004da61e"/>
    </style:style>
    <style:style style:name="T33" style:family="text">
      <style:text-properties officeooo:rsid="004de5ce"/>
    </style:style>
    <style:style style:name="T34" style:family="text">
      <style:text-properties officeooo:rsid="0050d6d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31537486016868420" text:style-name="L1">
        <text:list-item>
          <text:p text:style-name="P2"><text:span text:style-name="T1">Overall Design<text:line-break/></text:span>Reflect on the coding details of the <text:span text:style-name="Emphasis">entire</text:span> project by reading over <text:span text:style-name="Emphasis">all</text:span> the code. </text:p>
          <text:list>
            <text:list-item>
              <text:p text:style-name="P2">Describe the overall design of the complete program(s): </text:p>
              <text:list>
                <text:list-item>
                  <text:p text:style-name="P2">What is the high level design of <text:span text:style-name="Emphasis">each</text:span> sub-part and how do they work together (i.e., what behavior, data, or resources does each part depends on from the others)?</text:p>
                  <text:list>
                    <text:list-item>
                      <text:p text:style-name="P5">Game Authoring Environment: The Game Authoring Environment is split into an accordion-style layout. There are three main portions of the authoring environment that I will describe in more detail: the configuration side-panel, the authoring canvas, and the top menu-bar.</text:p>
                      <text:list>
                        <text:list-item>
                          <text:p text:style-name="P6">The configuration side-menu contains all of the menus required for configuring game settings or communicating with other game authors through a network. <text:span text:style-name="T2">The side-menu </text:span>is split into four different menus: <text:span text:style-name="T2">Entities, Chat, Layer Editor, and Game Info. Each of these different menus has a ‘?’ tooltip which you can hover the mouse over to see a description of the menu.</text:span></text:p>
                          <text:list>
                            <text:list-item>
                              <text:p text:style-name="P6"><text:span text:style-name="T2">The Entities menu allows a user to create, delete, and edit entities. Dragging and dropping an entity from the Entities menu to the canvas adds that entity to the Canvas. By clicking the ‘+’ or ‘Edit’ buttons in the Entities menu, the Entity Editor opens up. </text:span></text:p>
                              <text:list>
                                <text:list-item>
                                  <text:p text:style-name="P6"><text:span text:style-name="T2">The Entity Editor allows a user to give an Entity its essential properties—a <text:s/>name, an image, a width/height, speed, lives, and event-action responses. The event-action responses are used to specify how the entity responds to certain events. For example, if you were making a game of Duck Hunt and wanted a Duck to be removed if you clicked on it, you would add the following event-action combination to the Duck Entity: Event: ‘Left Click on Entity,” Action: “Remove Entity”</text:span></text:p>
                                </text:list-item>
                                <text:list-item>
                                  <text:p text:style-name="P11">The Entity menu has a live-editing feature, where if the user is connected to a server, the entities will be updated to match the entities on the server’s canvas. Thus, if one entity is added to the entity list on a client/host, then all other client/host entities list will be updated to match it.</text:p>
                                </text:list-item>
                              </text:list>
                            </text:list-item>
                            <text:list-item>
                              <text:p text:style-name="P8"><text:soft-page-break/>The Chat menu allows a user to communicate with other users that are connected to the same server. Users can send messages by typing the message into the chat box and pressing ‘Send.” If they are connected to a server, then other users connected to the server can receive the messages. When a message is received, it creates a notification sound. Every user has an attached username which is the same name as the user on the local operating system. Moreover, typing a hashtag before a word makes a reference to that word and assumes that it is an entity. If somebody clicks on that hashtag, it opens the Entity Editor for that entity.</text:p>
                            </text:list-item>
                            <text:list-item>
                              <text:p text:style-name="P8">The Layer Editor <text:span text:style-name="T3">allows a user to add and delete layers from the given level. The main point of layers is to assign an ordering of entities within the authoring environment (define which entities are added before others when the game is actually run). Entities in later layers will be in front of entities in earlier layers. The Layer Editor menu contains a ComboBox for selecting a specific layer. When a layer is selected, the Authoring Canvas is updated to show which entities are in that layer an which are not (entities that are in that layer will be opaque, while entities which aren’t in that layer will be relatively transparent.) Adding an entity to the canvas will add it to the layer that is currently selected in this combobox. Moreover, the ‘Delete’ button in the menu deletes the currently selected layer from the level, and the ‘+’ button adds the next layer to the level.</text:span></text:p>
                            </text:list-item>
                            <text:list-item>
                              <text:p text:style-name="P9">The Game Info menu allows you to describe the info about the game and save it (attach it) to the game. The game info can later be viewed in the Game Player to add a backstory to the game.</text:p>
                            </text:list-item>
                          </text:list>
                        </text:list-item>
                        <text:list-item>
                          <text:p text:style-name="P10">The authoring canvas is where users actually create the level layouts for the game that they are making. New Levels can be added to the game by clicking the ‘+’ tab at the top of the canvas. A level can be selected by clicking its corresponding tab. The canvas consists of three main features—the zoomable pane, the expandable pane, and the entities.</text:p>
                          <text:list>
                            <text:list-item>
                              <text:p text:style-name="P10"><text:soft-page-break/>The expandable pane <text:span text:style-name="T4">is </text:span>what actually contains entities and displays them. The expandable pane updates is width and height when an entity is outside of its current bounds.</text:p>
                            </text:list-item>
                            <text:list-item>
                              <text:p text:style-name="P10">The zoomable pane contains the expandable pane. The zoomable pane allows a user to scroll the mouse-wheel in order to scroll into or out of the canvas. Moreover, it allows users to drag the mouse in order to pan over the expandable pane.</text:p>
                            </text:list-item>
                            <text:list-item>
                              <text:p text:style-name="P10">Entities are added to the canvas by dragging and dropping them from the Entities menu in the side-panel. You can select an individual entity on the canvas by clicking on it once, which creates a gray-border around it to indicate that it has been selected. You can select multiple entities by shift-clicking them all. When you drag your mouse on the inside of an entity, it moves the entity in such a way that it follows your mouse. This is used for positioning the entity within the canvas. When multiple entities are selected and the mouse is dragged, it moves all of the selected entities. When the mouse is dragged on the border of the entity, it resizes the entity in a manner which follows the mouse movemen<text:span text:style-name="T4">t. All currently selected entities can be removed by pressing the ‘Backspace’ key. Double-clicking an entity opens up the Entity Editor for that entity. Finally, ‘Ctrl’ + ‘Click’ displays the grid coordinates of the canvas point that the mouse clicked on.</text:span></text:p>
                            </text:list-item>
                            <text:list-item>
                              <text:p text:style-name="P11">When the user is connect to a server, the canvas exhibits a live-editing feature. This means that whenever a user moves, resizes, adds, or deletes an entity from their screen, it will be appropriately updated on the canvases for each user connected to the same server. When a user first connects to a server, their canvas will be updated to match the canvas of the server they are connected to.</text:p>
                            </text:list-item>
                          </text:list>
                        </text:list-item>
                        <text:list-item>
                          <text:p text:style-name="P11">The top menu-bar contains several functionalities that affect the user experience in the authoring environment. The menu-bar is split into five different categories: ’Game’, ‘Edit’, ‘Settings’, ‘Server’, and ‘Help’. <text:span text:style-name="T5">Each tool in these menus has a corresponding hot-key so that they can be quickly accessed. </text:span></text:p>
                          <text:list>
                            <text:list-item>
                              <text:p text:style-name="P11">‘Game’ tools: In this menu, the user can save or test the created game.</text:p>
                              <text:list>
                                <text:list-item>
                                  <text:p text:style-name="P11"><text:soft-page-break/>Save: user must specify the name of the game and the location to save it to. Saving the game creates a zip folder which contains the xml settings and all required resources for running the game (images and music)</text:p>
                                </text:list-item>
                                <text:list-item>
                                  <text:p text:style-name="P11">Test: Runs the created game in the game player. This allows the user to easily test if their game is working and see if their layout or event-action responses are behaving as desired.</text:p>
                                </text:list-item>
                              </text:list>
                            </text:list-item>
                            <text:list-item>
                              <text:p text:style-name="P11">‘Edit’: <text:span text:style-name="T5">Contains several useful functionalities for use in the authoring environment. These include: ‘Copy’, ‘Paste’, ‘Select All’, ‘Undo’, ‘Redo’, ‘Send to Front’, and ‘Send to Back’.</text:span></text:p>
                              <text:list>
                                <text:list-item>
                                  <text:p text:style-name="P11">‘<text:span text:style-name="T5">Copy’: Copies all of the currently selected entities in the canvas to a clipboard.</text:span></text:p>
                                </text:list-item>
                                <text:list-item>
                                  <text:p text:style-name="P11">‘<text:span text:style-name="T5">Paste’: Pastes all of the entities in the clipboard to the canvas, each with a slight offset from the entity they were copied from.</text:span></text:p>
                                </text:list-item>
                                <text:list-item>
                                  <text:p text:style-name="P11">‘<text:span text:style-name="T5">Select All’: Selects all of the entities currently on the canvas.</text:span></text:p>
                                </text:list-item>
                                <text:list-item>
                                  <text:p text:style-name="P11">‘<text:span text:style-name="T5">Undo’: Undo the last action in the canvas. These actions include Add Entity, Remove Entity, Move Entity, Resize Entity. Undoing an action plays an animation to show the effect of the undo action.</text:span></text:p>
                                </text:list-item>
                                <text:list-item>
                                  <text:p text:style-name="P11">‘<text:span text:style-name="T5">Redo’: Redo the last undo action in the canvas.</text:span></text:p>
                                </text:list-item>
                                <text:list-item>
                                  <text:p text:style-name="P11">‘<text:span text:style-name="T5">Send to Front’: Sends the currently selected entities in the canvas to the front of the other entities (used to specify that an entity is in front of others.)</text:span></text:p>
                                </text:list-item>
                                <text:list-item>
                                  <text:p text:style-name="P11">‘<text:span text:style-name="T5">Send to Back’: Sends the currently selected entities in the canvas to behind the other entities.</text:span></text:p>
                                </text:list-item>
                              </text:list>
                            </text:list-item>
                            <text:list-item>
                              <text:p text:style-name="P11">‘<text:span text:style-name="T6">Settings’ tools: These are tools for updating the settings of the game when it is actually run. These tools include: ‘Select Music’, ‘Set Time’, ‘Time Decreases’</text:span></text:p>
                              <text:list>
                                <text:list-item>
                                  <text:p text:style-name="P11">‘<text:span text:style-name="T6">Select Music’: Allows the user to select the music they want to be playing while the game is running.</text:span></text:p>
                                </text:list-item>
                                <text:list-item>
                                  <text:p text:style-name="P11">‘<text:span text:style-name="T6">Set Time’: Allows the user to set the game’s maximum or start time.</text:span></text:p>
                                </text:list-item>
                                <text:list-item>
                                  <text:p text:style-name="P11"><text:soft-page-break/>‘<text:span text:style-name="T6">Time Decreases’: If this tool is selected, the time will count down during gameplay. Otherwise, the time will count up.</text:span></text:p>
                                </text:list-item>
                              </text:list>
                            </text:list-item>
                            <text:list-item>
                              <text:p text:style-name="P11">‘<text:span text:style-name="T6">Server’ tools: These are tools for configuring a server connection. They include: ‘What’s my IP?’, ‘Start Server’, and ‘Join Server.’</text:span></text:p>
                              <text:list>
                                <text:list-item>
                                  <text:p text:style-name="P11">‘<text:span text:style-name="T6">What’s my IP’: Creates a box which displays the user’s IP address. Using this address, other users can connect to the user’s server.</text:span></text:p>
                                </text:list-item>
                                <text:list-item>
                                  <text:p text:style-name="P11">‘<text:span text:style-name="T6">Start Server’: Starts a server on the current machine. </text:span></text:p>
                                </text:list-item>
                                <text:list-item>
                                  <text:p text:style-name="P11">‘<text:span text:style-name="T6">Join Server’: Allows the user to connect to a server by specifying the IP address of the server.</text:span></text:p>
                                </text:list-item>
                              </text:list>
                            </text:list-item>
                            <text:list-item>
                              <text:p text:style-name="P11">‘<text:span text:style-name="T6">Help’: These are tools for assisting the user in understanding how the game authoring environment works. The tools include: ‘Key Combinations’ and ‘Tutorial.’</text:span></text:p>
                              <text:list>
                                <text:list-item>
                                  <text:p text:style-name="P11">‘<text:span text:style-name="T6">Key Combinations:’ List all of the key combinations for interacting with the authoring canvas.</text:span></text:p>
                                </text:list-item>
                                <text:list-item>
                                  <text:p text:style-name="P11">‘<text:span text:style-name="T6">Tutorial’: Begins a tutorial which the user can follow through to perform all of the essential functions in the authoring environment. The tutorial consists of multiple steps. After each step is completed, the current step progresses to the next one.</text:span></text:p>
                                </text:list-item>
                              </text:list>
                            </text:list-item>
                          </text:list>
                        </text:list-item>
                      </text:list>
                    </text:list-item>
                    <text:list-item>
                      <text:p text:style-name="P7">G<text:span text:style-name="T6">ame Data: The Game Data sub-part consists of four very important classes: Game, GameData, GameSaver, and GameLoader.</text:span></text:p>
                      <text:list>
                        <text:list-item>
                          <text:p text:style-name="P12">Game: Encapsulates all of the essential features for the creation of a game in the game player. These features include: settings of the game, levels of the game, and default entities of the game.</text:p>
                          <text:list>
                            <text:list-item>
                              <text:p text:style-name="P13">Settings of the game: The settings of the game include information like: game name, path to song, info written for the game, achievements within the game, highscores for the game, savestates for the game, timer information, unlocked levels of the game, and the number of lives</text:p>
                            </text:list-item>
                            <text:list-item>
                              <text:p text:style-name="P13">Levels of the game: Describes the state of every level within the Game. A Level can be described by the Camera <text:soft-page-break/>that it has, the background of the level, and the entities within the level.</text:p>
                            </text:list-item>
                            <text:list-item>
                              <text:p text:style-name="P13">Default Entities of the Game: These are all of the entities that the user has created for the game and are shown in the side-panel of the authoring environment. They are coined ‘Default’ because they represent all the entities needed to make the levels within the game. Therefore, it is presumed that added levels could use the same ‘default’ entities to make another level.</text:p>
                            </text:list-item>
                          </text:list>
                        </text:list-item>
                        <text:list-item>
                          <text:p text:style-name="P13">GameData: A mediator class for saving or loading a given game or game state. When the saveGame/saveGameState method is called, a GameSaver is created to actually save the game. When the loadGame/loadGameState method is called, a GameLoader is created to load the game.</text:p>
                        </text:list-item>
                        <text:list-item>
                          <text:p text:style-name="P13">Game Saver: </text:p>
                        </text:list-item>
                      </text:list>
                    </text:list-item>
                  </text:list>
                </text:list-item>
                <text:list-item>
                  <text:p text:style-name="P2">How is the design tied (or not) to the chosen game genre. What assumptions need to be changed (if anything) to make it handle different genres?</text:p>
                  <text:list>
                    <text:list-item>
                      <text:p text:style-name="P14">As demonstrated in our class demo, our design is not only tied to the scrolling platformer game genre. <text:span text:style-name="T7">Using our event-action design strategy, we were able to make games like Plants vs. Zombies ( a Tower Defense game ), and are confident that this strategy will work for other types of games. However, there are some events and actions that might need to be added for specific games. I will describe how a game could be made from each of the following game genres, and any other event-action pairs that would need to be added in order to make the game more easily:</text:span></text:p>
                      <text:list>
                        <text:list-item>
                          <text:p text:style-name="P15">Scrolling platformer: In our design, we have a camera entity which you can assign an Always (event) : Follow (action) event-action so that the camera follows an entity (like the doodler in Doodle-Jump). You can also allow the camera to move at a constant velocity or follow a fixed path through the use of action-events.</text:p>
                        </text:list-item>
                        <text:list-item>
                          <text:p text:style-name="P15"><text:span text:style-name="T10">Turn-Based Strategy/</text:span>Real Time Strategy: The difficulties of implementing thi<text:span text:style-name="T8">s game come from the inability to add tiling (a grid) to the game player, the difficulty of performing actions only on entities that have been selected (only moving troops that the user has selected), and the fact that attack power isn’t an attribute of an entity. However, theoretically we could create this type of game with our current design. There would need to be 2 sprites for every entity (a selected entity sprite, and a deselected sprite). </text:span><text:soft-page-break/><text:span text:style-name="T8">Then, the following event-action pairs could be added: For the deselected sprite entity: Left Click on Entity (event) → Remove Entity (action), Spawn selected sprite entity (action). For the selected sprite entity: Left Click (event) → Move to clicked point (action, would need to be added). For enemy sprites, you would need: Left Click on Entity (event) → Lose Life (depending on the attacking entity, perhaps lose multiply lives). Moreover, multiplayer would be possible by adding event-actions for a ‘next turn’ button entity.</text:span></text:p>
                          <text:list>
                            <text:list-item>
                              <text:p text:style-name="P16">The main aspects of RTS that we do not support are grid tiling of the game player, allowing an easy way to select entities (or troops), rules for governing the movement of entities in the game player (specifying a max distance that an entity can move), <text:span text:style-name="T9">attack power attributes, </text:span>and online multiplayer capabilities. However, some of these could be resolved by adding certain action-event couples.</text:p>
                            </text:list-item>
                          </text:list>
                        </text:list-item>
                        <text:list-item>
                          <text:p text:style-name="P17">Tower Defen<text:span text:style-name="T9">se: The difficulties of implementing this type of game come from the gold attribute (how much it costs to buy a tower), and the drag-and-drop feature for adding towers. In order to add the drag-and-drop feature for towers, we could add the following event-action couples: Mouse drag start on entity (event), entity follow mouse (action), Mouse drag release on entity (event), entity stop follow mouse (action) (or set position action). Moreover, you could use the score as a gold system so that it keeps track of how much gold the user has. The problem with this arises when you want to keep score, but also need to keep track of a gold count. In order to accomplish this, we could add a new type of entity to the game—a counter—and set events and actions for it. Specifically, we could have a gold counter and allow users to only be able to purchase a tower when this counter is at or above a certain value. Tower Defense consists of two essential features—Entities that follow a fixed path (enemies), and Entities (towers) that fire other entities (projectiles) towards certain entities (enemies). I will walk through the process of how our game supports these two components. For following a fixed path, you can set the x and y speed for an entity, and update the speed of the entity when it reaches a certain point on the screen (this can be done through distance-to-entity events and set x, set y actions as done in our complex game). If the path is a straight line, this can be </text:span><text:soft-page-break/><text:span text:style-name="T9">accomplished by the always event → traverse line action. Moreover, in order to make this process easier, we could add a new action—traverse path—where the user specifies every x and y coordinate that the entity travels through. In order to fulfill the second feature (entities that fire projectiles towards enemies), we can use the following action-events: Tower Distance to entity (enemy) event → spawn entity (projectile) action. Projectile collision with enemy (event) → Reduce life of enemy, change enemy sprite to show poison effect (action). </text:span></text:p>
                          <text:list>
                            <text:list-item>
                              <text:p text:style-name="P17"><text:span text:style-name="T9">The most difficult challenges of tower defense come from specifying valid locations for placing a tower, keeping track of gold in an efficient manner, and keeping track of health for each enemy.</text:span></text:p>
                            </text:list-item>
                          </text:list>
                        </text:list-item>
                      </text:list>
                    </text:list-item>
                    <text:list-item>
                      <text:p text:style-name="P18">Role Playing Game: The difficulties of implementing this type of game come from keeping track of items that have been picked up (ex. Link can only use his sword after he has picked it up in Legend of Zelda), keeping track of different abilities for a character (different types of magic that have been learned, etc.), and keeping track of gold (without using the score as a counter). In essence, an RPG is a game where the character can explore a map (by pressing the arrow keys), have a camera follow him, pick up different types of items, and attack enemies. We can use actions-events to explore the map, use actions-events to attack enemies, and have the camera follow the character. However, things like dialogue boxes and keeping track of items would be difficult for us to do without using an absurd amount of actions-events.</text:p>
                    </text:list-item>
                    <text:list-item>
                      <text:p text:style-name="P19">Fighting Game: The difficulties of implementing a fighting game come from the concept of movesets and different key combinations. For example, in street fighter different attacks can only be performed when keys are pressed in a certain combination. For our game, we only accept key presses one at a time, which doesn’t allow for a combination of keys. However, <text:span text:style-name="T11">we could make a key combination event which only accepts key inputs for a certain amount of time. Based on this key combination event, the player could perform a certain attack as an action. Implementing movesets is a little bit more complicated. A specific move consists of a hitbox (the region where a move will actually hurt an opponent) and the damage done by that move. With our current design, a hurtbox would be very hard to implement without adding an invisible entity to represent it. This would get very tedious, but it is possible. </text:span><text:soft-page-break/><text:span text:style-name="T11">Moreover, the concept of adding damage to a hitbox could be done by decreasing the number of lives of an entity as an action.</text:span></text:p>
                      <text:list>
                        <text:list-item>
                          <text:p text:style-name="P20">If there were an easier way to add movesets <text:span text:style-name="T12">(specifically hitboxes), and key combinations, then it would be easier to create fighting games. However, our current design allows for simple key event-action events and thus allows for creation of simple fighting games.</text:span></text:p>
                        </text:list-item>
                      </text:list>
                    </text:list-item>
                    <text:list-item>
                      <text:p text:style-name="P21">Puzzle game: The difficulties of implementing a puzzle game come from defining the rules that the game has and defining the win conditions for the game. With our action-event system, you ca<text:span text:style-name="T13">n add rules by specifying that the actions for an event. For example, if you had a grid and each grid tile was an entity, then you could define which grid tilles an entity puzzle piece could move to. However, it would be very difficult to specify a rule to where the entity can move to. For example, in chess it would be very difficult, if not impossible, to specify that a knight can only move to tiles that form an ‘L’ around the knight. Moreover, specifying a win condition would be very hard. For example, in tetris, it would be very difficult to specify that a row of blocks is removed when the whole row is filled.</text:span></text:p>
                      <text:list>
                        <text:list-item>
                          <text:p text:style-name="P22">The main difficulties of implementing a puzzle game come from specifying the movement of entities and dictating win conditions. However, simple puzzle games can be created with event-action pairs.</text:p>
                        </text:list-item>
                      </text:list>
                    </text:list-item>
                  </text:list>
                </text:list-item>
                <text:list-item>
                  <text:p text:style-name="P3">What is needed to represent a specific game (such as new code or resources or asset files)? </text:p>
                  <text:list>
                    <text:list-item>
                      <text:p text:style-name="P22">In order to create a specific game, a user might find it helpful to <text:span text:style-name="T14">create new</text:span> events or actions <text:span text:style-name="T14">(by writing new code)</text:span> to allow for certain features. This can be done by creating either an Action which extends the Action abstract class, or an Event which extends the Event abstract class. A specific example of this would be a key combination Event (which would be useful for a fighter game), <text:span text:style-name="T14">or action-events for making a grid system in the game player (which would be useful for making an real-time strategy or turn-based strategy game). A specific example of adding action-events to the code is when we were making a Duck Hunt game. In order to make this game, we needed to click on a Duck in order to kill it (remove it from the screen). Thus, we needed to have a Click on entity event, which was added.</text:span></text:p>
                    </text:list-item>
                    <text:list-item>
                      <text:p text:style-name="P23">For the most part, however, new games can be created by simply creating new entities and attaching specific event-actions pairs to them. In order to make a new entity, you need an image to represent the entity by. You also <text:soft-page-break/>might want to add a song to the game. Thus, the only resources you need to make a specific game are images for the entities, entity-action combination<text:span text:style-name="T15">s, and possibly a song for the game. The positions of entities, action-event combinations, and other game settings are represented in a settings.xml file. All of these resources are contained in a zipped file with the “.vs” extensions.</text:span></text:p>
                    </text:list-item>
                  </text:list>
                </text:list-item>
              </text:list>
            </text:list-item>
            <text:list-item>
              <text:p text:style-name="P2">Describe two <text:span text:style-name="Emphasis">packages</text:span> that you did <text:span text:style-name="Emphasis">not</text:span> implement: <text:span text:style-name="T15">I will look at the player.launchers and the engine.game packages. </text:span></text:p>
              <text:list>
                <text:list-item>
                  <text:p text:style-name="P2">Which is the most readable (i.e., whose classes and methods do what you expect and whose logic is clear and easy to follow) and give specific examples? </text:p>
                </text:list-item>
                <text:list-item>
                  <text:p text:style-name="P2">Which is the most encapsulated (i.e., with minimal and clear dependencies that are easy to find rather than through "back channels") and give specific examples? </text:p>
                </text:list-item>
                <text:list-item>
                  <text:p text:style-name="P2">What have you learned about design (either good or bad) by reading your team mates' code? </text:p>
                </text:list-item>
              </text:list>
            </text:list-item>
          </text:list>
        </text:list-item>
        <text:list-item>
          <text:p text:style-name="P2"><text:span text:style-name="T1">Your Design<text:line-break/></text:span>Reflect on the coding details of <text:span text:style-name="Emphasis">your</text:span> part of the project.</text:p>
          <text:list>
            <text:list-item>
              <text:p text:style-name="P2">Describe how <text:span text:style-name="Emphasis">your</text:span> code is designed at a high level (focus on how the classes relate to each other through behavior (methods) rather than their state (instance variables)).</text:p>
              <text:list>
                <text:list-item>
                  <text:p text:style-name="P24">For this project, I focused on creating a game authoring canvas that was as robust and user-friendly as possible, <text:span text:style-name="T16">while also containing all of the functionality needed to make a game. I designed the canvas so that you can easily add entities to it, move them around, resize them, and remove them. It was also designed to include functionality to make the user experience as positive as possible. I will go through the methods that make the canvas as user-friendly as it is.</text:span></text:p>
                </text:list-item>
                <text:list-item>
                  <text:p text:style-name="P25">The most important classes for the <text:span text:style-name="T19">authoring </text:span>canvas are the LayerEditor, LevelEditor, ExpandablePane, ZoomablePane, <text:span text:style-name="T19">Canvas, </text:span>DragUtil, <text:span text:style-name="T18">EntityView, </text:span>and UndoableCommand class<text:span text:style-name="T17">es. I will discuss these further.</text:span></text:p>
                </text:list-item>
                <text:list-item>
                  <text:p text:style-name="P26">The ZoomablePane consists of a StackPane within a ScrollPane. When the ZoomablePane is set up, it is configured (through the makeZoomable(Group entities) method) so that scrolling will zoom into the center of the pane. Moreover, it is configured so that dragging the mouse on the Pane pans around <text:span text:style-name="T20">the child nodes within the ZoomablePane.</text:span></text:p>
                </text:list-item>
                <text:list-item>
                  <text:p text:style-name="P27">The ExpandablePane consists of a Pane that has a grid with a certain tile size. In the program, EntityViews are added to the ExpandablePane with the addEntity(Node node) method, and they can be removed with the removeEntity(Node node) method. All of the entities can be removed with the clear() method. When an EntityView is added to the ExpandablePane, <text:span text:style-name="T21">a </text:span><text:soft-page-break/><text:span text:style-name="T21">ChangeListener is added so that the ExpandablePane’s bounds (width and height) can be resized if the Entity is moved.</text:span></text:p>
                </text:list-item>
                <text:list-item>
                  <text:p text:style-name="P27">The EntityView <text:span text:style-name="T21">mainly consists of an Entity and an ImageView representation of the Entity. This is how an Entity is displayed in the authoring environment. The ImageView is displayed in the EntityView since EntityView extends Vbox. When an EntityView is instantiated, DragUtil methods are used so that the EntityView can be moved or resized when the mouse is dragged on it. Moreover, the setSelected(boolean selected) method allows the EntityView to be selected or deselected. This method is important because it is used in LayerEditor to select entities, and selected entities are important because they can be grouped together to move them all at the same time or copy/pasting multiple EntityViews at the same time. A selected entity has a border around it to indicate that it is selected. The getSelectedNeighbors() method is used to return all of the EntityViews that are currently selected in the same canvas as the given EntityView. This is important for moving multiple selected entities on mouse drag in the canvas.</text:span></text:p>
                </text:list-item>
                <text:list-item>
                  <text:p text:style-name="P28">The DragUtil class is used to make an EntityView movable and re-sizable when the mouse is dragged on top of it. The makeDraggable(EntityView entity, int gridSize) is used to make a given EntityView moveable and resizable on mouse drag. The EntityView is moved by changing its translateX and translateY properties in a manner that snaps to the grid. The <text:span text:style-name="T22">makeResizeable(EntityView region, int gridSize) method is used to make the given E</text:span>ntityView is resize<text:span text:style-name="T22">able</text:span> by changing the height and width in a manner that snaps to the grid.</text:p>
                </text:list-item>
                <text:list-item>
                  <text:p text:style-name="P29">The Canvas class is used to display an ExpandablePane within a ZoomablePane. Entites can be added to the Canvas with the addEntity(Entity entity) method, and they can be removed with the removeEntity(EntityView entity) method. The selectedEntities can be gotten with the getSelectedEntities() method.</text:p>
                </text:list-item>
                <text:list-item>
                  <text:p text:style-name="P29">The LayerEditor contains a Canvas and a map of Layers to entityVie<text:span text:style-name="T23">ws. The currently edited layer can be changed with the selectLayer(int newLayer) method, and layers can be deletd with the deleteLayer(int layer) method. When a layer is selected, all of the EntityViews in the Canvas in that layer become opaque, while the entities that aren’t in that layer are transparent. The side-panel uses these methods to select layers with the ComboBox.</text:span></text:p>
                </text:list-item>
                <text:list-item>
                  <text:p text:style-name="P30">The LevelEditor contains a list of LayerEditors to represent all of the Levels in the game. The LevelEditor is what is actually displayed in the Workspace. The LevelEditor can load a game with the loadGame(List&lt;Level&gt; levels) and the saveGame() method. These are used in the Workspace to actually load and save a game. Moreover, the LevelEditor has copy(), paste(), sendToFront(), and sendToBack() methods that are used in the Workspace for user conveniency. The LevelEditor has a received(Packet packet) method which is used by the network <text:soft-page-break/>to receive a packet that has been sent by another client. Receiving a packet in the LevelEditor is essential for live-editing. It is used to receive events for moving, resizing, deleting, and adding entities so that multiple clients’ workspaces are synchronized.</text:p>
                </text:list-item>
                <text:list-item>
                  <text:p text:style-name="P30">The UndoableCommand is used to make commands that can be executed and unexecuted (undone). This is very useful for the undo/redo features in the workspace.</text:p>
                </text:list-item>
                <text:list-item>
                  <text:p text:style-name="P30">The EntityInfo class is used to communicate entity information across servers, which is important for live-editing on a server.</text:p>
                </text:list-item>
              </text:list>
            </text:list-item>
            <text:list-item>
              <text:p text:style-name="P2">Describe two <text:span text:style-name="Emphasis">features</text:span> that you implemented in detail — one that you feel is good and one that you feel could be improved: <text:span text:style-name="T23">I implemented the live-editing feature (which I feel could be improved), and the ExpandablePane feature, where the canvas can be resized based on the max positions of entities in the canvas.</text:span></text:p>
              <text:list>
                <text:list-item>
                  <text:p text:style-name="P2">Justify why the code is designed the way it is or what issues you wrestled with that made the design challenging. </text:p>
                  <text:list>
                    <text:list-item>
                      <text:p text:style-name="P31">Live-Editing feature: designed so that changes in the authoring environment can easily be communicated across a server, and can easily be received to update a client’s server to match that of the server. Moreover, each change should only communicate the minimum amount of information necessary. The hardest part of creating the live-editing feature was creating an inheritance hierarchy so that the minimum amount of information required could be easily transferred between clients. In order to accomplish this, I split the sent information into SingleEntityCommandInfo and MultiEntityInfo. This is because almost every change to the authoring environment is done by changing entities, and thus communicating info about them can be used to update all of the authoring environments. However, changes like editing the game song or game description cannot fit into this hierarchy. <text:span text:style-name="T24">Moreover, converting the information to an actual command (i.e. making AddInfo into an AddCommand) proved to be relatively difficult.</text:span></text:p>
                    </text:list-item>
                    <text:list-item>
                      <text:p text:style-name="P32">ExpandablePane feature: Designed so that users can easily update the bounds of the canvas by dragging an entity past the current bounds of the canvas. I faced issues expanding the entity in the up and left directions because the origin of the canvas is at the top left, and you can’t easily expand into the negative directions. In order to fix this, when an entity is moved up or left, I update the width and height so that the origin is still at the top-left, but I shift the rest of the entities in the canvas down and right so that the canvas appears to be expanding in the top-left direction. Moreover, there are difficulties with bounding the height and width to the <text:soft-page-break/>furthest entities in the canvas. However, after thinking it over further, it could be relatively annoying to have the height and width always bound to the furthest entities in the canvas. Thus, we never shrink the height and width of the canvas—only increase.</text:p>
                    </text:list-item>
                  </text:list>
                </text:list-item>
                <text:list-item>
                  <text:p text:style-name="P2">Are there any assumptions or dependencies from this code that impact the overall design of the program? If not, how did you hide or remove them? </text:p>
                  <text:list>
                    <text:list-item>
                      <text:p text:style-name="P32">The Live-Editing feature assumes that the received info will be converted directly to a command and executed by clients in the server. However, if this is not the case, then information might be received but not executed by a command. <text:span text:style-name="T25">For example, if AddInfo is sent, it is assumed that an AddCommand will be created by the clients. However, if an AddCommand is not created, then the clients will not be synchronized.</text:span></text:p>
                    </text:list-item>
                    <text:list-item>
                      <text:p text:style-name="P33">The ExpandablePane feature assumes that the user does not move entities too far away from the current bounds of the canvas. There is no absolute maximum bounds that the canvas can’t extend past. If the user expands too far, then it becomes almost impossible to move entities around or focus on certain parts of the canvas.</text:p>
                    </text:list-item>
                  </text:list>
                </text:list-item>
              </text:list>
            </text:list-item>
          </text:list>
        </text:list-item>
        <text:list-item>
          <text:p text:style-name="P2"><text:span text:style-name="Strong_20_Emphasis">Flexibility</text:span><text:line-break/>Reflect on what makes a design flexible and extensible. </text:p>
          <text:list>
            <text:list-item>
              <text:p text:style-name="P2">Describe how the project's final API, the one you were most involved with, balances </text:p>
              <text:list>
                <text:list-item>
                  <text:p text:style-name="P2"><text:span text:style-name="Emphasis">Power</text:span> (flexibility and helping users to use good design practices) and </text:p>
                  <text:list>
                    <text:list-item>
                      <text:p text:style-name="P34">The authoring environment API is flexible becaus<text:span text:style-name="T26">e it provides simple methods for all the necessary functions that the authoring environment needs to do—adding entities to the canvas, saving the current level configuration, and loading the authoring environment from a previously created level configuration. Moreover, it doesn’t have unnecessary public methods so that the user doesn’t become confused about how to use the authoring environment.</text:span></text:p>
                    </text:list-item>
                  </text:list>
                </text:list-item>
                <text:list-item>
                  <text:p text:style-name="P2"><text:span text:style-name="Emphasis">Simplicity</text:span> (ease of understanding and preventing users from making mistakes) </text:p>
                  <text:list>
                    <text:list-item>
                      <text:p text:style-name="P35">The authoring environment API is simple because it contains only a few methods and provides adequate javadocs for using the methods. Because the public API contains only the required methods, it reduces confusion for the user. All in all, there aren’t many methods that the authoring environment API needs, and this greatly improves the simplicity of the AP<text:span text:style-name="T27">I. The API prevents users from making mistakes because there are only a few public methods that the user can implement, and it is difficult to use them in incorrect manners.</text:span></text:p>
                    </text:list-item>
                  </text:list>
                </text:list-item>
              </text:list>
            </text:list-item>
            <text:list-item>
              <text:p text:style-name="P2"><text:soft-page-break/>Describe two <text:span text:style-name="Emphasis">features</text:span> that you did <text:span text:style-name="Emphasis">not</text:span> implement in detail — one that you feel is good and one that you feel could be improved: <text:span text:style-name="T28">I will be looking at the Achievements feature (not so good) and the chat feature (very good).</text:span></text:p>
              <text:list>
                <text:list-item>
                  <text:p text:style-name="P2">What is interesting about this code (why did you choose it)? </text:p>
                  <text:list>
                    <text:list-item>
                      <text:p text:style-name="P36">Achievements: Achievements seem to be a component of the game that is very different than any other part of the game. Achievements are one of the main reasons why a player would want to play a game, and thus they should be given special attention. I believe that they should be integrated into the design as an integral part, but I don’t think they currently are <text:span text:style-name="T29">because they are designed to be an entity even though they don’t share many of the same features as entities.</text:span></text:p>
                    </text:list-item>
                    <text:list-item>
                      <text:p text:style-name="P37">Chat feature: The chat feature is a component of the game that actually allows users to communicate with each other. This is important especially when live-editing because it can be used for users to demonstrate concerns with the way that a game is currently designed. I believe it is integrated very well into the design of the front-end, and it makes the game-making process more bearable. As an added feature, the hashtag capabilities are very interesting in the manner that they communicate with the Entity Editor.</text:p>
                    </text:list-item>
                  </text:list>
                </text:list-item>
                <text:list-item>
                  <text:p text:style-name="P2">What classes or resources are required to implement this feature? </text:p>
                  <text:list>
                    <text:list-item>
                      <text:p text:style-name="P37">Achievements: The Entity class is required to implement this feature, since an Achievement is a type of entity. Moreover, in order to create an Achievement we must assume that the Entity Editor is fully functioning.</text:p>
                    </text:list-item>
                    <text:list-item>
                      <text:p text:style-name="P38">Chat feature: The chat feature requires the Message class to work and requires that there is a network. Moreove<text:span text:style-name="T30">r, the network for the other user must properly receive the message and display it in the chat window appropriately.</text:span></text:p>
                    </text:list-item>
                  </text:list>
                </text:list-item>
                <text:list-item>
                  <text:p text:style-name="P2">Describe the design of this feature in detail (what parts are closed? what implementation details are encapsulated? what assumptions are made? do they limit its flexibility?). </text:p>
                  <text:list>
                    <text:list-item>
                      <text:p text:style-name="P39">Achievements: The achievement class itself is closed, which means that an Achievement entity can only ever have one attribute—a description. Moreover, since the Achievement is closed, it must be an entity (even though it shouldn’t be added to the canvas and doesn’t share a lot of the same features that other entities do). The achievement class encapsulates the way in which achievements are accomplished, and the way achievements affect the game. In order for an achievement to be achievable, it is assumed that the user has assigned the correct events to <text:soft-page-break/>the Achievement (win achievement event + events required to win the achievement). This assumption limits the flexibility because it requires that an achievement only occurs when events occur, but there might be some achievements that can be completed apart from events.</text:p>
                    </text:list-item>
                    <text:list-item>
                      <text:p text:style-name="P39">Chat featur<text:span text:style-name="T31">e: The chat feature sends a message across a network and the network receives the message and displays it in the chat window. This means that the design of the message itself is closed—the message has to contain a username and a message. This means that a message can’t contain images or other serializable values. The network encapsulates what occurs when a message is received—the message is displayed on the Chat window. The design of the chat feature assumes that sent messages are correctly received by clients in the network, and they are displayed correctly. Moreover, it assumes that messages will always just contain messages associated with a username and is not necessarily extendable to sending an image message. This limits its flexibility because there are a lot of nice features that you could add if it isn’t assumed that the message is just text. For instance, you could send an entity or image through the chat window to more easily communicate with another user.</text:span></text:p>
                    </text:list-item>
                  </text:list>
                </text:list-item>
                <text:list-item>
                  <text:p text:style-name="P2">How extensible is the design for this feature (is it clear how to extend the code as designed or what kind of change might be hard given this design)? </text:p>
                  <text:list>
                    <text:list-item>
                      <text:p text:style-name="P40">Achievements: The design is not very extensible. Currently, it assumes that all achievements can be represented as events, but this is not necessarily true. <text:span text:style-name="T32">Moreover, the design indicates that an achievement can only be completed after certain events have been performed. Unlike other entities, achievements thus require certain events to take place. I think it is pretty unclear how to extend the code if you were to assume that achievements are not an entity (which they probably shouldn’t be). </text:span></text:p>
                    </text:list-item>
                    <text:list-item>
                      <text:p text:style-name="P41">Chat feature: This design is relatively extensible. By making classes like the Message class, you can create new types of messages (like an ImageMessage or an EntityMessage) to communicate things other than text across a network. Because of the good design of the Message class, I think it is clear how other types of messages can be incorporated into the design.</text:p>
                    </text:list-item>
                  </text:list>
                </text:list-item>
              </text:list>
            </text:list-item>
          </text:list>
        </text:list-item>
        <text:list-item>
          <text:p text:style-name="P2"><text:span text:style-name="T1">Alternate Designs<text:line-break/></text:span>Reflect on alternate designs for the project based on your analysis of the current design or project discussions. </text:p>
          <text:list>
            <text:list-item>
              <text:p text:style-name="P2">Describe how the original APIs changed over the course of the project and how these changes were discussed and decisions ultimately made. </text:p>
            </text:list-item>
            <text:list-item>
              <text:p text:style-name="P2"><text:soft-page-break/>Describe a design decision discussed about <text:span text:style-name="Emphasis">two</text:span> parts of the program in detail: </text:p>
              <text:list>
                <text:list-item>
                  <text:p text:style-name="P2">What alternate designs were proposed? </text:p>
                </text:list-item>
                <text:list-item>
                  <text:p text:style-name="P2">What are the trade-offs of the design choice (describe the pros and cons of the different designs)? </text:p>
                </text:list-item>
                <text:list-item>
                  <text:p text:style-name="P2">Which would you prefer and why (it does not have to be the one that is currently implemented)? </text:p>
                </text:list-item>
              </text:list>
            </text:list-item>
          </text:list>
        </text:list-item>
        <text:list-item>
          <text:p text:style-name="P2"><text:span text:style-name="Strong_20_Emphasis">Conclusions</text:span><text:line-break/>Reflect on what you have learned about designing programs through this project, using <text:span text:style-name="Emphasis">any</text:span> code in the project as examples:</text:p>
          <text:list>
            <text:list-item>
              <text:p text:style-name="P2">Describe the best feature of the project's current design and what did you learn from reading or implementing it?</text:p>
              <text:list>
                <text:list-item>
                  <text:p text:style-name="P41">The best feature of the project’s current design is the notion of event-action combination<text:span text:style-name="T33">s. I believe this is the best feature because it is likely the most abstract way of creating an interaction between different game elements. By making different types of Events you can encompass almost any triggering state within a game, and by making different types of Actions you can encompass almost any possible response. By reading about the feature of event-action combinations, I discovered why abstract designs are so important—they make the elements of the game so much more extensible. If there is an entity or action that we are currently missing, a programmer can add it and easily implement it in their game. Moreover, by reading through this abstraction, I learned how abstraction can reduce the amount of reused code and make code more understandable/easier to implement.</text:span></text:p>
                </text:list-item>
              </text:list>
            </text:list-item>
            <text:list-item>
              <text:p text:style-name="P4">Describe the worst feature that remains in the project's current design and what did you learn from reading or implementing it? </text:p>
              <text:list>
                <text:list-item>
                  <text:p text:style-name="P42">The worst feature that remains in the project’s design is likely the notion of Achievements. It is likely the worst feature because it is defined to be a type of Entity, even though some major features of an Entity do not apply to Achievements. <text:span text:style-name="T34">For example, Entity’s should be able to have an image representation and be placed on the canvas. However, an Achievement shouldn’t be required to have an image and it shouldn’t be able to be added to the game authoring canvas. That being said, an Achievement does share quite a few features with an Entity (specifically, keeping track of events that occur within the game). From reading this code, I learned that even if you think a new class fits within a hierarchy because it shares a few major features with a superclass, you shouldn’t force the class into that hierarchy if it doesn’t make sense to. Instead, you should consider how your class hierarchy can be modified to effectively incorporate the new class.</text:span></text:p>
                </text:list-item>
              </text:list>
            </text:list-item>
            <text:list-item>
              <text:p text:style-name="P2"><text:soft-page-break/>Consider how your coding perspective and practice has changed during the semester: </text:p>
              <text:list>
                <text:list-item>
                  <text:p text:style-name="P2">What is your biggest strength as a coder/designer? </text:p>
                  <text:list>
                    <text:list-item>
                      <text:p text:style-name="P43">I believe my biggest strength as a code/designer is understanding how to make something user-friendly, whether it be front-end or back-end design. Whenever I code a front-end application, I try to ensure that a user would be able to easily adapt to it and be aesthetically pleased by it. When coding back-end applications, I try to make classes as abstract as possible and allow for extensibility.</text:p>
                    </text:list-item>
                  </text:list>
                </text:list-item>
                <text:list-item>
                  <text:p text:style-name="P2">What is your favorite part of coding/designing? </text:p>
                  <text:list>
                    <text:list-item>
                      <text:p text:style-name="P43">My favorite part of coding/designing is coming up with a great design that it very extensible, but also easy to implement. Through abstract classes and class hierarchy, I enjoy reducing code repetition and ensuring that the design is as straight-forward as possible.</text:p>
                    </text:list-item>
                  </text:list>
                </text:list-item>
                <text:list-item>
                  <text:p text:style-name="P1">What are two <text:span text:style-name="Emphasis">specific</text:span> things you have done this semester to improve as a programmer this semester? </text:p>
                </text:list-item>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0:42:15.155189596</meta:creation-date>
    <dc:date>2017-05-07T05:09:45.113858405</dc:date>
    <meta:editing-duration>PT2H6M46S</meta:editing-duration>
    <meta:editing-cycles>7</meta:editing-cycles>
    <meta:generator>LibreOffice/5.1.6.2$Linux_X86_64 LibreOffice_project/10m0$Build-2</meta:generator>
    <meta:document-statistic meta:table-count="0" meta:image-count="0" meta:object-count="0" meta:page-count="17" meta:paragraph-count="121" meta:word-count="6580" meta:character-count="38499" meta:non-whitespace-character-count="32137"/>
  </office:meta>
</office:document-meta>
</file>